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5.421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DejaVu Sans Mono" fo:font-size="214.300003051758pt" fo:font-weight="bold" style:font-size-asian="214.300003051758pt" style:font-weight-asian="bold" style:font-size-complex="214.300003051758pt" style:font-weight-complex="bold"/>
    </style:style>
    <style:style style:name="T1" style:family="text">
      <style:text-properties fo:color="#000000" style:font-name="DejaVu Sans Mono" fo:font-size="214.300003051758pt" fo:font-weight="bold" style:font-size-asian="214.300003051758pt" style:font-weight-asian="bold" style:font-size-complex="214.300003051758pt" style:font-weight-complex="bold"/>
    </style:style>
    <style:style style:name="T2" style:family="text">
      <style:text-properties fo:color="#990000" style:font-name="DejaVu Sans Mono" fo:font-size="214.300003051758pt" fo:font-weight="bold" style:font-size-asian="214.300003051758pt" style:font-weight-asian="bold" style:font-size-complex="214.300003051758pt" style:font-weight-complex="bold"/>
    </style:style>
    <style:style style:name="T3" style:family="text">
      <style:text-properties style:font-name="DejaVu Sans Mono" fo:font-size="214.300003051758pt" fo:font-weight="bold" style:font-size-asian="214.300003051758pt" style:font-weight-asian="bold" style:font-size-complex="214.30000305175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93cm" svg:height="22.86cm" svg:x="-9.668cm" svg:y="1.8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9cm" svg:height="26.289cm" svg:x="23.598cm" svg:y="-1.6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cm" svg:height="35.671cm" svg:x="0.5cm" svg:y="-1.2cm">
          <draw:text-box>
            <text:p text:style-name="P2"><text:span text:style-name="T1">A</text:span><text:span text:style-name="T2">W</text:span><text:span text:style-name="T3">GAFA</text:span><text:span text:style-name="T2">W</text:span><text:span text:style-name="T3">RLYD</text:span><text:span text:style-name="T2">W</text:span><text:span text:style-name="T3">KL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5-10-30T17:11:50.482025231</dc:date>
    <dc:creator>farminf </dc:creator>
    <meta:editing-duration>PT2M53S</meta:editing-duration>
    <meta:editing-cycles>3</meta:editing-cycles>
    <meta:generator>LibreOffice/4.2.3.3$Linux_X86_64 LibreOffice_project/420m0$Build-3</meta:generator>
    <meta:document-statistic meta:object-count="3"/>
  </office:meta>
</office:document-meta>
</file>